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24pt" style:font-size-asian="24pt" style:font-size-complex="24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style>
    <style:style style:name="P7" style:family="paragraph" style:parent-style-name="Standard">
      <style:paragraph-properties fo:margin-left="2.037cm" fo:margin-right="0cm" fo:text-align="start" style:justify-single-word="false" fo:text-indent="0cm" style:auto-text-indent="false"/>
      <style:text-properties style:font-name="FreeSans"/>
    </style:style>
    <style:style style:name="P8"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9" style:family="paragraph" style:parent-style-name="Heading_20_1">
      <style:text-properties fo:font-size="24pt" style:font-size-asian="24pt" style:font-size-complex="24pt"/>
    </style:style>
    <style:style style:name="P10" style:family="paragraph" style:parent-style-name="Heading_20_1">
      <style:paragraph-properties fo:text-align="start" style:justify-single-word="false"/>
    </style:style>
    <style:style style:name="P11" style:family="paragraph" style:parent-style-name="Heading_20_1" style:master-page-name="Standard">
      <style:paragraph-properties style:page-number="auto"/>
      <style:text-properties fo:font-size="24pt" style:font-size-asian="24pt" style:font-size-complex="24pt"/>
    </style:style>
    <style:style style:name="P12" style:family="paragraph" style:parent-style-name="Heading_20_1">
      <style:paragraph-properties fo:text-align="start" style:justify-single-word="false" fo:break-before="page"/>
    </style:style>
    <style:style style:name="P13" style:family="paragraph" style:parent-style-name="Standard" style:list-style-name="L1"/>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is-list-header="true"/>
      <text:h text:style-name="P9" text:outline-level="1" text:is-list-header="true"/>
      <text:p text:style-name="P1"/>
      <text:p text:style-name="P4"/>
      <text:p text:style-name="P8">GridPilot – a graphical front-end</text:p>
      <text:p text:style-name="P8">to distributed compute systems</text:p>
      <text:p text:style-name="P8"/>
      <text:p text:style-name="P6"><text:span text:style-name="T1">Introduction and quick-start</text:span><text:line-break/></text:p>
      <text:p text:style-name="P7"/>
      <text:p text:style-name="P7">Frederik Orellana</text:p>
      <text:p text:style-name="P7">Niels Bohr Institute</text:p>
      <text:p text:style-name="P7">Copenhagen University</text:p>
      <text:p text:style-name="P7">May 2009</text:p>
      <text:h text:style-name="P12" text:outline-level="1">Introduction</text:h>
      <text:p text:style-name="P5">GridPilot is a tool to control and keep track of data production on grid and cloud resources.</text:p>
      <text:p text:style-name="P5">This document will help you get started by guiding you through a few data processing tasks.</text:p>
      <text:h text:style-name="Heading_20_1" text:outline-level="1">Set up your computing back-ends</text:h>
      <text:p text:style-name="P3">GridPilot supports a variety of computing back-ends. A back-end allows you to run jobs on a limited set of different platforms. These jobs may require software from a set of available software packages. These sets of available platforms and software packages differ from back-end to back-end.</text:p>
      <text:p text:style-name="P3">GridPilot keeps a record of available platforms and software packages in the table “runtimeEnvironmens”. You may inspect this table by clicking “View” → “New tab with My_DB_Local” → <text:s/>“runtimeEnvironments”.</text:p>
      <text:p text:style-name="P3">The content of this table depends on which computing back-end systems you have enabled and configured. We will now look at how to configure 4 back-ends: VMFork, GridFactory, EC2 and NG. To enable each of these, in the preferences, <text:span text:style-name="T3">click on “GridPilot” → “Computing systems” → [back-end name] → “Sub-section for GridPilot” and set “enabled” to “yes”.</text:span></text:p>
      <text:p text:style-name="P3">The first step is to start up GridPilot and open the preferences pane (“Edit” → “Preferences”) and enable those of these 4 back-ends for which you have valid credentials. Each back-end will now be discussed in turn.</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in “GridPilot” → “runtime catalog URLs”.</text:p>
      <text:p text:style-name="P3">Again, notice that the first job you run on a given virtual machine may take a long time to start.</text:p>
      <text:p text:style-name="P3">By default, jobs are submitted to the GridFactory cluster at the Niels Bohr Institute. To change this,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a few test jobs on the default GridFactory clust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ext:soft-page-break/>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clusters running the ARC middleware. Since ARC does not support virtualization or user-defined software catalogues, there is no software catalogue in use. Instead,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text:p>
      <text:p text:style-name="P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1" text:outline-level="1">Calculating pi with 100 digits</text:h>
      <text:h text:style-name="Heading_20_1" text:outline-level="1">Simulating proton-proton collisions in the ATLAS detector at the Large Hadron Collider at CERN</text:h>
      <text:list xml:id="list1456492248" text:style-name="L1">
        <text:list-item>
          <text:p text:style-name="P13">Start up GridPilot</text:p>
        </text:list-item>
        <text:list-item>
          <text:p text:style-name="P13">Hit ctrl+o – the GridPilot file browser will pop up</text:p>
        </text:list-item>
        <text:list-item>
          <text:p text:style-name="P13">Point the browser to <text:a xlink:type="simple" xlink:href="https://gridfactory.nbi.dk/dataset_recipes/">https://gridfactory.nbi.dk/dataset_recipes/</text:a> (remember the trailing slash)</text:p>
        </text:list-item>
        <text:list-item>
          <text:p text:style-name="P13">Click on the file csc.evgen.14.2.23.CSC.007218.singlepart_mu20.tar.gz – a confirmation message will appear in the browser window</text:p>
        </text:list-item>
        <text:list-item>
          <text:p text:style-name="P13">Click “OK” and then, when prompted, choose to import the data in your local database</text:p>
        </text:list-item>
        <text:list-item>
          <text:p text:style-name="P13">Now refresh the view on the datasets table (click “Search”)</text:p>
        </text:list-item>
        <text:list-item>
          <text:p text:style-name="P13">Select the newly created dataset and click “Create job definition(s)”</text:p>
        </text:list-item>
        <text:list-item>
          <text:p text:style-name="P13">Create the jobs</text:p>
        </text:list-item>
        <text:list-item>
          <text:p text:style-name="P13">Click “Show job defintions”</text:p>
        </text:list-item>
        <text:list-item>
          <text:p text:style-name="P13">Select some job records and click submit – then choose your favourite back-end system</text:p>
        </text:list-item>
      </text:list>
      <text:h text:style-name="P10" text:outline-level="1">Bibliography</text:h>
      <text:p text:style-name="P5"><text:reference-mark-start text:name="CATALOG"/>CATALOG<text:reference-mark-end text:name="CATALOG"/>, Frederik Orellana, “Software provisioning and virtualisation for grid services”, <text:span text:style-name="T2">in preparation</text:span></text:p>
      <text:p text:style-name="P5"><text:reference-mark-start text:name="GRIDFACTORY"/>GRIDFACTORY<text:reference-mark-end text:name="GRIDFACTORY"/>, Frederik Orellana, “GridFactory – a virtualised compute system for distributed clusters”, <text:span text:style-name="T2">in preparation</text:span></text:p>
      <text:p text:style-name="P5"><text:reference-mark-start text:name="EC2"/>EC2<text:reference-mark-end text:name="EC2"/>, Amazon Elastic Compute Cloud, <text:a xlink:type="simple" xlink:href="http://aws.amazon.com/ec2/">http://aws.amazon.com/ec2/</text:a> </text:p>
      <text:p text:style-name="P2"><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Zoe Ketselidou</meta:initial-creator>
    <meta:creation-date>2006-08-18T01:33:00</meta:creation-date>
    <dc:date>2009-05-05T13:41:20</dc:date>
    <meta:print-date>2006-08-17T20:05:00</meta:print-date>
    <dc:language>en-US</dc:language>
    <meta:editing-cycles>1551</meta:editing-cycles>
    <meta:editing-duration>PT202H25M19S</meta:editing-duration>
    <dc:creator>Frederik Orellana</dc:creator>
    <meta:document-statistic meta:table-count="0" meta:image-count="1" meta:object-count="0" meta:page-count="3" meta:paragraph-count="47" meta:word-count="954" meta:character-count="5775"/>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